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Heading_20_4">
      <style:paragraph-properties fo:text-align="justify" style:justify-single-word="false"/>
    </style:style>
    <style:style style:name="P7" style:family="paragraph" style:parent-style-name="Text_20_body">
      <style:paragraph-properties fo:margin-top="0cm" fo:margin-bottom="0cm" fo:line-height="115%" fo:text-align="justify" style:justify-single-word="false"/>
    </style:style>
    <style:style style:name="P8" style:family="paragraph" style:parent-style-name="Text_20_body">
      <style:paragraph-properties fo:margin-top="0cm" fo:margin-bottom="0cm" fo:line-height="115%" fo:text-align="justify" style:justify-single-word="false"/>
      <style:text-properties style:font-name="Liberation Serif" fo:font-size="12pt" style:font-size-asian="12pt" style:font-size-complex="12pt"/>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text-properties style:font-name="Liberation Serif" fo:font-size="12pt" fo:font-weight="bold" style:font-size-asian="12pt" style:font-weight-asian="bold" style:font-size-complex="12pt" style:font-weight-complex="bold"/>
    </style:style>
    <style:style style:name="T1" style:family="text">
      <style:text-properties fo:color="#000000" fo:font-style="normal" style:font-style-asian="normal" style:font-style-complex="normal"/>
    </style:style>
    <style:style style:name="T2" style:family="text">
      <style:text-properties fo:color="#000000" style:font-name="Liberation Serif" fo:font-size="12pt" fo:font-style="normal" style:font-size-asian="12pt" style:font-style-asian="normal" style:font-size-complex="12pt"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0pt"/>
    </style:style>
    <style:style style:name="T6"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S nedir?</text:p>
      <text:p text:style-name="P2"/>
      <text:p text:style-name="P3"><text:tab/>381 Sıra No.lu Vergi Usul Kanunu Genel Tebliği ile bilanço esasına göre defter tutan mükelleflerin belirli bir haddi ( 5,000 TL ) aşan mal ve hizmet alımlarını "Mal ve Hizmet Alımlarına İlişkin Bildirim Formu ( Form Ba ) " ile; mal ve hizmet satışlarını ise "Mal ve Hizmet Satışlarına İlişkin Bildirim Formu ( Form Bs )" ile bildirmeleri hususunda yükümlülük getirilmiştir.</text:p>
      <text:p text:style-name="P3"/>
      <text:h text:style-name="P6" text:outline-level="4"><text:span text:style-name="Strong_20_Emphasis"><text:span text:style-name="T1">1-BİLDİRİMLERİN VERİLME ZAMANI: </text:span></text:span></text:h>
      <text:p text:style-name="Text_20_body"><text:tab/>2010-Ocak dönemine ve sonraki yıl ve dönemlere ilişkin bildirim formları ait olduğu dönemi izleyen ayın 28 inci günü akşamı saat 24:00’e kadar Vergi dairesine internet üzerinden verilmesi ve onaylanması gerekmektedir. ( Bir sonkari ayin son günü )<text:line-break/><text:tab/>2010-Ocak Dönemine ilişkin Ba-Bs Formlarının Son verilme ve Onaylanma tarihi  01.03.2010- Pazartesi saat 24:00’dür. ( 28.02.2010 Pazar gününe denk geldiğinden formlar takip eden ilk iş günü olan 01.03.2010 tarihinde onaylanacaktır. ) </text:p>
      <text:h text:style-name="P6" text:outline-level="4"><text:span text:style-name="Strong_20_Emphasis"><text:span text:style-name="T1">2-BİLDİRİMLERİ VERMEKLE YÜKÜMLÜ OLANLAR;</text:span></text:span></text:h>
      <text:p text:style-name="Text_20_body"><text:tab/>Ba ve Bs Formlarını <text:span text:style-name="T3">SADECE BİLANÇO</text:span> esasına göre defter tutan mükellefler vermek zorundadır. İşletme veya Serbest Meslek Erbabı olan mükellefler bu formları vermeyeceklerdir.</text:p>
      <text:h text:style-name="Heading_20_4" text:outline-level="4"><text:span text:style-name="Strong_20_Emphasis"><text:span text:style-name="T1">3- BİLDİRİM HADDİ ( Ne zaman Ba-Bs Zorunludur ?)</text:span></text:span></text:h>
      <text:p text:style-name="Text_20_body"><text:tab/>2009-Aralık Dönemine kadar 8.000 TL olarak uygulanan had, 2010-Ocak ayından itibaren 5.000 TL olarak uygulanacaktır. <text:line-break/><text:tab/>Form Ba’ya; bir kişi veya kurumdan KDV hariç 5.000 TL ve üzerindeki mal veya hizmet alışları mal ve hizmet alımı yapılan firma bazında ayrı ayrı yazılacaktır.<text:line-break/>Form Bs’ye; bir kişi veya kuruma KDV hariç 5.000 TL ve üzerindeki mal veya hizmet satışları mal ve hizmet satışı yapılan firma bazında ayrı ayrı yazılacaktır.</text:p>
      <text:h text:style-name="Heading_20_4" text:outline-level="4"><text:span text:style-name="Strong_20_Emphasis"><text:span text:style-name="T1">4- BİLDİRİMLERİN DOLDURULMASINA İLİŞKİN HUSUSLAR;</text:span></text:span></text:h>
      <text:p text:style-name="Text_20_body"><text:span text:style-name="T4">A )</text:span><text:span text:style-name="T3"> -<text:tab/></text:span>Bildirimler TL olarak doldurulacak ve Kuruş hanesi gösterilmeyecektir.<text:line-break/>B ) <text:span text:style-name="T3">-<text:tab/></text:span>Bir Kişi veya kurumdan yapılan alış ve satışlarda birden fazla belge olması halinde kuruş ihmali her bir belge bazında değil o kişi veya kurumdan yapılan alışların toplamı üzerinden yapılacaktır.<text:line-break/>C ) <text:span text:style-name="T4">-<text:tab/></text:span>İthalat işlemleri Form Ba’da Gümrük Giriş Beyannamesinin tarihi esas alınarak yer alacaktır. İthalatın yapıldığı firmanın Vergi numarası 1111111111 olarak yazılacaktır.<text:line-break/>D ) -<text:tab/>İhracat işlemleri Form Bs’ye fiili ihracatın gerçekleştiği tarihte intikal ettirilecektir. İhracatın yapıldığı firmanın Vergi numarası 2222222222 olarak yazılacaktır.<text:line-break/>E ) -<text:tab/>Aynı mükellefe bağlı merkez ve şubelere yapılan alış ve satışlar birleştirilerek tek satır olarak gösterilecektir.<text:line-break/>F ) -<text:tab/>Yapılan Alışların kısmen veya tamamen iade edilmesi halinde ve belirlenen 5.000 TL’lik haddi aşması durumunda Satış gibi değerlendirilerek Form Bs’ye intikal ettirilecektir. Bu firmaya başka satış gerçekleşmişse, iadeler bu satışa eklenerek tek satırda gösterilecektir.<text:line-break/>G ) -<text:tab/>Yapılan Satışların kısmen veya tamamen iade alınması halinde ve belirlenen 5.000 TL’lik haddi aşması durumunda Alış gibi değerlendirilerek Form Ba’ye intikal ettirilecektir. Bu firmadan başka bir alış olmuşsa, alınan iadeler normal alışlara eklenerek tek satırda gösterilecektir.</text:p>
      <text:p text:style-name="Standard"/>
      <text:p text:style-name="Standard"/>
      <text:p text:style-name="Standard"/>
      <text:p text:style-name="Standard"/>
      <text:p text:style-name="Standard"/>
      <text:p text:style-name="Standard"/>
      <text:p text:style-name="P7"><text:soft-page-break/><text:span text:style-name="Strong_20_Emphasis"><text:span text:style-name="T5"/></text:span></text:p>
      <text:p text:style-name="P7"><text:span text:style-name="Strong_20_Emphasis"><text:span text:style-name="T6">5- Bildirimlere Dahil Edilecek Belgeler ve Hadler</text:span></text:span></text:p>
      <text:p text:style-name="P8"/>
      <text:p text:style-name="P7"><text:span text:style-name="Strong_20_Emphasis"><text:span text:style-name="T6"><text:tab/>1.</text:span></text:span><text:span text:style-name="T6"> Bildirim mecburiyeti bulunan mükelleflerce, belirlenen hadler çerçevesinde yapılan her türlü mal ve/veya hizmet alış ve satışları bunlara ilişkin belgenin türüne bakılmaksızın Ba-Bs bildirim formlarına dahil edilecektir. Belgelerde gelir vergisi tevkifatına da yer verilen hallerde tevkifattan önceki brüt tutarlar dikkate alınacaktır.</text:span></text:p>
      <text:p text:style-name="P7"><text:span text:style-name="Strong_20_Emphasis"><text:span text:style-name="T6"><text:tab/>2. </text:span></text:span><text:span text:style-name="T6">Mükelleflerin 2010 yılı ve müteakip yılların aylık dönemlerine ilişkin mal ve/veya hizmet alışları ile mal ve/veya hizmet satışlarına uygulanacak had 5.000 TL olarak yeniden belirlenmiştir. Buna göre, bir kişi veya kurumdan katma değer vergisi hariç 5.000 TL ve üzerindeki mal ve/veya hizmet alışları, "Mal ve Hizmet Alımlarına İlişkin Bildirim Formu (Form Ba)" ile; bir kişi veya kuruma katma değer vergisi hariç 5.000 TL ve üzerindeki mal ve/veya hizmet satışları ise "Mal ve Hizmet Satışlarına İlişkin Bildirim Formu (Form Bs)" ile Tablo II alanında bildirilecektir.</text:span></text:p>
      <text:p text:style-name="P8"/>
      <text:p text:style-name="P8"><text:tab/>Söz konusu hadlerin uygulanmasında, özel matrah şekline tabi mal ve/veya hizmet alış/satışında katma değer vergisi, özel tüketim vergisine tabi işlemlerde ise özel tüketim vergisi dahil tutarlar dikkate alınacaktır.</text:p>
      <text:p text:style-name="P8">Belirlenen hadlerin altında kalan alış ve satış bedellerinin bildirildiği, "Diğer Mal ve Hizmet Bedeli Toplamı" (Tablo III) bölümü Ba-Bs bildirim formlarından çıkartılmıştır.</text:p>
      <text:p text:style-name="P7"><text:span text:style-name="Strong_20_Emphasis"><text:span text:style-name="T6"><text:tab/>3.</text:span></text:span><text:span text:style-name="T6"> Bildirim verme yükümlülüğünde olan, ancak tüm alış ve satışları belirtilen haddin altında kalan mükellefler, söz konusu formları Tablo II dışındaki tüm bilgileri doldurmak suretiyle vermek zorundadırlar.</text:span></text:p>
      <text:p text:style-name="P8"/>
      <text:p text:style-name="P7"><text:span text:style-name="Strong_20_Emphasis"><text:span text:style-name="T6">6- BİLDİRİMLERİN VERİLME ŞEKLİ </text:span></text:span></text:p>
      <text:p text:style-name="P8"/>
      <text:p text:style-name="P7"><text:span text:style-name="Strong_20_Emphasis"><text:span text:style-name="T6"><text:tab/>Bildirimlerin Elektronik Ortamda Verilme Zorunluluğu</text:span></text:span></text:p>
      <text:p text:style-name="P7"><text:span text:style-name="Strong_20_Emphasis"><text:span text:style-name="T6"><text:tab/>1.</text:span></text:span><text:span text:style-name="T6"> Bilanço esasına göre defter tutan ve 376 Sıra No.lu Vergi Usul Kanunu Genel Tebliğine</text:span><text:span text:style-name="Strong_20_Emphasis"><text:span text:style-name="T6">[3]</text:span></text:span><text:span text:style-name="T6"> göre beyannamesini elektronik ortamda vermek zorunda olan mükellefler, Ba ve Bs bildirim formlarını da elektronik ortamda https://e-beyanname.mb-ggm.gov.tr/ adresinden vermek zorundadırlar.</text:span></text:p>
      <text:p text:style-name="P7"><text:span text:style-name="Strong_20_Emphasis"><text:span text:style-name="T6"><text:tab/>2.</text:span></text:span><text:span text:style-name="T6"> Bildirim formlarını elektronik ortamda veren mükelleflerin kağıt ortamında verdikleri (elden veya posta ile) bildirim formları hiçbir şekilde kabul edilmeyecektir.</text:span></text:p>
      <text:p text:style-name="P7"><text:span text:style-name="Strong_20_Emphasis"><text:span text:style-name="T6"><text:tab/>3.</text:span></text:span><text:span text:style-name="T6"> Bildirimlerin elektronik ortamda verilmiş sayılabilmesi için sistem üzerinde onaylama işleminin yapılması şarttır. Onaylama işlemi en geç, bildirimlerin verilmesi gereken ayın 28 inci günü saat 24:00'ten önce tamamlanmalıdır.</text:span></text:p>
      <text:p text:style-name="P7"><text:span text:style-name="Strong_20_Emphasis"><text:span text:style-name="T6"><text:tab/>4.</text:span></text:span><text:span text:style-name="T6"> Vergi dairesi değişen mükellefler, bildirim formlarını en son bağlı oldukları vergi dairesine göndereceklerdir.</text:span></text:p>
      <text:p text:style-name="Standard"><text:span text:style-name="Strong_20_Emphasis"><text:span text:style-name="T2"/></text:span></text:p>
      <text:p text:style-name="P7"><text:span text:style-name="Strong_20_Emphasis"><text:span text:style-name="T2">7- Bildirimlerin Elektronik Ortamda Gönderilmesine İlişkin Esaslar</text:span></text:span></text:p>
      <text:p text:style-name="P8">Elektronik ortamdaki bildirim formları;</text:p>
      <text:p text:style-name="P8">- Kullanıcı kodu, parola ve şifre almış mükelleflerce gönderiliyorsa; formu düzenleyen kısmına mükellefe ilişkin bilgiler, formdaki yeminli mali müşavir kısmına ise, varsa yeminli mali müşavirlere ilişkin bilgiler yazılacaktır.</text:p>
      <text:p text:style-name="P8">- Yeminli mali müşavirce gönderiliyorsa; formu gönderen bölümünde yeminli mali müşavirin bilgileri yer alacaktır. Formu düzenleyen bölümüne varsa serbest muhasebeci/ serbest muhasebeci mali müşavire ait bilgiler, yoksa mükellefe ait bilgiler yazılacaktır.</text:p>
      <text:p text:style-name="P8"><text:soft-page-break/>- Serbest muhasebeci/ serbest muhasebeci mali müşavir tarafından gönderiliyorsa; formu gönderen ve düzenleyen bölümlerine serbest muhasebeci, serbest muhasebeci mali müşavirin bilgileri yazılacaktır. Mükellefin yeminli mali müşaviri varsa yeminli mali müşavir bölümü de doldurulacaktır.</text:p>
      <text:p text:style-name="Text_20_body"><text:span text:style-name="Strong_20_Emphasis"><text:span text:style-name="T2"/></text:span></text:p>
      <text:p text:style-name="P7"><text:span text:style-name="Strong_20_Emphasis"><text:span text:style-name="T6">8- Düzeltme İşlemleri ve Düzeltmede Cezai İşlemler :</text:span></text:span></text:p>
      <text:p text:style-name="P8"><text:tab/>Mükellefler elektronik ortamda verdikleri bildirim formlarını onayladıktan sonra, bildirimlerinde hata veya eksiklik bulunduğunu tespit etmeleri halinde, bildirim formlarını yeniden düzenleyerek göndermek suretiyle düzeltme yapabilirler.</text:p>
      <text:p text:style-name="P8">Form Ba ve Form Bs bildirimlerinden herhangi birinde hata yapıldığının belirlenmesi halinde, sadece hata yapılan bildirim formunun düzeltilerek gönderilmesi gerekmektedir.</text:p>
      <text:p text:style-name="P8"><text:tab/>Düzeltme işlemlerinde, hatalı veya eksik olarak düzenlenmiş bulunan bildirim formları tamamen iptal edilmekte ve düzeltmeleri içerecek şekilde düzenlenerek verilen bildirim formu geçerli kabul edilmektedir. Dolayısıyla, düzeltme amacıyla düzenlenen bildirim formlarının, daha önce bildirimde bulunulmamış gibi tüm alış-satış bilgilerini içerecek şekilde doldurulması gerekmektedir.</text:p>
      <text:p text:style-name="P8"><text:tab/>Bildirimlerin verilme zamanı içerisinde yapılan düzeltmelerde herhangi bir ceza uygulanmayacak olup; verilme zamanından sonra yapılan düzeltmelerde ise, düzeltilen her bir form için ayrı ayrı olmak üzere Vergi Usul Kanununun mükerrer 355 inci maddesi hükmü uyarınca özel usulsüzlük cezası kesilecektir.</text:p>
      <text:p text:style-name="P8"/>
      <text:p text:style-name="P4">Ba- Bs Mutabakat formu</text:p>
      <text:p text:style-name="P4"/>
      <text:p text:style-name="P5">Muhasebeciler ay sonu gelmeden kendileri arasinda yapilan Ba-Bs formlarini <text:s/>KDV haric tutarlarinin ayni olup olmadiklarini teyid ettikleri fordur.</text:p>
      <text:p text:style-name="P5"/>
      <text:p text:style-name="P5">Örnek Form :</text:p>
      <text:p text:style-name="P5"/>
      <text:p text:style-name="P5"><text:tab/><text:tab/><text:tab/><text:tab/><text:tab/><text:tab/>X SAN TIC LT STI<text:line-break/>ADRES :...............<text:line-break/>VERGİ DAİRESİ :...............<text:line-break/>VKN .............................<text:line-break/><text:line-break/>Sayın; X AŞ<text:line-break/>Konu; BS Mutabakat Formu<text:line-break/>Ilgi; Muhasebe Departmanı Dikkatine!<text:line-break/><text:line-break/>Sayın Yetkili,<text:line-break/>V.U.K. 381 sıra nolu Genel Tebligi geregi 2009 Yılı için aylık 8.000-TL (KDV Hariç)'i asan Mal ve<text:line-break/>Hizmet Alımlarına Iliskin BA ve Mal ve Hizmet Satıslarına iliskin BS formlarının süresi içinde ilgili vergidairesine verilmesi gerekmektedir.<text:line-break/><text:line-break/>BA ve BS Formlarına iliskin fatura adedinde ve fatura tutarında (KDV Hariç) mutabık oldugunuzubelirtip imzalayarak, mutabık degil iseniz Firmanız kayıtlarında gözüken fatura adedini ve faturaların toplam tutarını yazarak tarafımıza en kısa zamanda göndermenizi rica ederim.<text:line-break/><text:line-break/>Saygılarımızla,<text:line-break/>(kase/imza)<text:line-break/><text:line-break/><text:soft-page-break/><text:line-break/>BS KAYITLARI<text:line-break/><text:line-break/>DÖNEM : EKİM /2009<text:line-break/><text:line-break/>BELGE SAYISI : 1 ADET <text:line-break/><text:line-break/>MAL VE HIZMET TUTARI  : 32.940.00 TL<text:line-break/>(KDV HARİÇ )<text:line-break/></text:p>
      <text:p text:style-name="P5"><text:line-break/>FIRMANIZ KAYITLARI (MUTABIK DEGILSENIZ)<text:line-break/><text:line-break/>BELGE SAYISI : ………………….<text:line-break/><text:line-break/>MAL VE HIZMET TUTARI  : ………………………<text:line-break/>(KDV HARİÇ )<text:line-break/><text:line-break/>MUTABIK OLUĞUMUZU ( )<text:line-break/><text:line-break/>MUTABIK OLMADIĞIMIZI  ( )  BİLDİRİRİZ.<text:line-break/><text:line-break/>KAŞE <text:line-break/>AD –SOYAD </text:p>
      <text:p text:style-name="P9"/>
      <text:p text:style-name="P9"/>
      <text:p text:style-name="P9"/>
      <text:p text:style-name="P4">Ba-Bs <text:s/></text:p>
      <text:p text:style-name="P9"/>
      <text:p text:style-name="P9">Maliye bakanligi web sitesine bir xml dosaysi halinde gonderilir. Bunu hazirlamak icin maliye bakanligi sitesinde bunu hazirlamak icin BDP programi bulunmakdatir. Bu program bize .xml dosyasi olusturmaya yardimci olu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class="text">
      <style:paragraph-properties fo:margin-top="0.212cm" fo:margin-bottom="0.212cm" fo:keep-with-next="always" text:number-lines="false" text:line-number="0"/>
      <style:text-properties style:font-name="Liberation Sans" fo:font-size="12pt" fo:font-style="italic" style:font-name-asian="DejaVu Sans" style:font-size-asian="12pt" style:font-style-asian="italic" style:font-name-complex="DejaVu Sans"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Title"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3-26T16:46:05</meta:creation-date>
    <dc:date>2010-12-21T10:47:20</dc:date>
    <meta:editing-cycles>14</meta:editing-cycles>
    <meta:editing-duration>PT02H40M20S</meta:editing-duration>
    <meta:document-statistic meta:table-count="0" meta:image-count="0" meta:object-count="0" meta:page-count="4" meta:paragraph-count="39" meta:word-count="1179" meta:character-count="8870"/>
    <meta:user-defined meta:name="Info 1"/>
    <meta:user-defined meta:name="Info 2"/>
    <meta:user-defined meta:name="Info 3"/>
    <meta:user-defined meta:name="Info 4"/>
  </office:meta>
</office:document-meta>
</file>